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4713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float" office:value="-6.4293362300737218E-15" table:formula="of:=(0.01+0.5*SIN(PI()*2000*[.A3]))*(SIN(PI()*2000000*[.A3]))" table:style-name="ce1">
            <text:p>-6.42934E-1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E-3" table:formula="of:=1*POWER(10;-3)" table:style-name="ce1">
            <text:p>0.001</text:p>
          </table:table-cell>
          <table:table-cell table:style-name="ce1"/>
          <table:table-cell office:value-type="float" office:value="-6.4293362300737218E-15" table:formula="of:=(0.01+0.5*SIN(PI()*2000*[.A3]))*(SIN(PI()*2000000*[.A3]))" table:style-name="ce1">
            <text:p>-6.42934E-15</text:p>
          </table:table-cell>
          <table:table-cell office:value-type="float" office:value="6.4293362300737218E-15" table:formula="of:=ABS([.C3])" table:style-name="ce1">
            <text:p>6.42934E-15</text:p>
          </table:table-cell>
          <table:table-cell office:value-type="float" office:value="5.1310608559315542E-14" table:formula="of:=[.D3]/[.$D$13]" table:style-name="ce1">
            <text:p>5.13106E-14</text:p>
          </table:table-cell>
          <table:table-cell office:value-type="float" office:value="5.1310608559315542E-14" table:formula="of:=[.E3]" table:style-name="ce1">
            <text:p>5.13106E-14</text:p>
          </table:table-cell>
          <table:table-cell table:number-columns-repeated="16378" table:style-name="ce1"/>
        </table:table-row>
        <table:table-row table:style-name="ro1">
          <table:table-cell office:value-type="float" office:value="3.3300000000000002E-4" table:formula="of:=3.33*POWER(10;-4)" table:style-name="ce1">
            <text:p>0.000333</text:p>
          </table:table-cell>
          <table:table-cell table:style-name="ce1"/>
          <table:table-cell office:value-type="float" office:value="-5.8250774352880143E-14" table:formula="of:=(0.01+0.5*SIN(PI()*2000*[.A4]))*(SIN(PI()*2000000*[.A4]))" table:style-name="ce1">
            <text:p>-5.82508E-14</text:p>
          </table:table-cell>
          <table:table-cell office:value-type="float" office:value="5.8250774352880143E-14" table:formula="of:=ABS([.C4])" table:style-name="ce1">
            <text:p>5.82508E-14</text:p>
          </table:table-cell>
          <table:table-cell office:value-type="float" office:value="4.6488199934495856E-13" table:formula="of:=[.D4]/[.$D$13]" table:style-name="ce1">
            <text:p>4.64882E-13</text:p>
          </table:table-cell>
          <table:table-cell office:value-type="float" office:value="5.1619260790427412E-13" table:formula="of:=[.F3]+[.E4]" table:style-name="ce1">
            <text:p>5.16193E-13</text:p>
          </table:table-cell>
          <table:table-cell table:number-columns-repeated="16378" table:style-name="ce1"/>
        </table:table-row>
        <table:table-row table:style-name="ro1">
          <table:table-cell office:value-type="float" office:value="8.0000000000000004E-4" table:formula="of:=8*POWER(10;-4)" table:style-name="ce1">
            <text:p>0.0008</text:p>
          </table:table-cell>
          <table:table-cell table:style-name="ce1"/>
          <table:table-cell office:value-type="float" office:value="-1.4594274887971491E-14" table:formula="of:=(0.01+0.5*SIN(PI()*2000*[.A5]))*(SIN(PI()*2000000*[.A5]))" table:style-name="ce1">
            <text:p>-1.45943E-14</text:p>
          </table:table-cell>
          <table:table-cell office:value-type="float" office:value="1.4594274887971491E-14" table:formula="of:=ABS([.C5])" table:style-name="ce1">
            <text:p>1.45943E-14</text:p>
          </table:table-cell>
          <table:table-cell office:value-type="float" office:value="1.164725407392743E-13" table:formula="of:=[.D5]/[.$D$13]" table:style-name="ce1">
            <text:p>1.16473E-13</text:p>
          </table:table-cell>
          <table:table-cell office:value-type="float" office:value="6.3266514864354839E-13" table:formula="of:=[.F4]+[.E5]" table:style-name="ce1">
            <text:p>6.32665E-13</text:p>
          </table:table-cell>
          <table:table-cell table:number-columns-repeated="16378" table:style-name="ce1"/>
        </table:table-row>
        <table:table-row table:style-name="ro1">
          <table:table-cell office:value-type="float" office:value="6.6600000000000003E-4" table:formula="of:=6.66*POWER(10;-4)" table:style-name="ce1">
            <text:p>0.000666</text:p>
          </table:table-cell>
          <table:table-cell table:style-name="ce1"/>
          <table:table-cell office:value-type="float" office:value="1.1083489169798597E-13" table:formula="of:=(0.01+0.5*SIN(PI()*2000*[.A6]))*(SIN(PI()*2000000*[.A6]))" table:style-name="ce1">
            <text:p>1.10835E-13</text:p>
          </table:table-cell>
          <table:table-cell office:value-type="float" office:value="1.1083489169798597E-13" table:formula="of:=ABS([.C6])" table:style-name="ce1">
            <text:p>1.10835E-13</text:p>
          </table:table-cell>
          <table:table-cell office:value-type="float" office:value="8.8454010478221329E-13" table:formula="of:=[.D6]/[.$D$13]" table:style-name="ce1">
            <text:p>8.8454E-13</text:p>
          </table:table-cell>
          <table:table-cell office:value-type="float" office:value="1.5172052534257617E-12" table:formula="of:=[.F5]+[.E6]" table:style-name="ce1">
            <text:p>1.51721E-12</text:p>
          </table:table-cell>
          <table:table-cell table:number-columns-repeated="16378" table:style-name="ce1"/>
        </table:table-row>
        <table:table-row table:style-name="ro1">
          <table:table-cell office:value-type="float" office:value="2.0000000000000001E-4" table:formula="of:=2*POWER(10;-4)" table:style-name="ce1">
            <text:p>0.0002</text:p>
          </table:table-cell>
          <table:table-cell table:style-name="ce1"/>
          <table:table-cell office:value-type="float" office:value="3.8053183352821373E-15" table:formula="of:=(0.01+0.5*SIN(PI()*2000*[.A7]))*(SIN(PI()*2000000*[.A7]))" table:style-name="ce1">
            <text:p>3.80532E-15</text:p>
          </table:table-cell>
          <table:table-cell office:value-type="float" office:value="3.8053183352821373E-15" table:formula="of:=ABS([.C7])" table:style-name="ce1">
            <text:p>3.80532E-15</text:p>
          </table:table-cell>
          <table:table-cell office:value-type="float" office:value="3.0369106943254254E-14" table:formula="of:=[.D7]/[.$D$13]" table:style-name="ce1">
            <text:p>3.03691E-14</text:p>
          </table:table-cell>
          <table:table-cell office:value-type="float" office:value="1.5475743603690159E-12" table:formula="of:=[.F6]+[.E7]" table:style-name="ce1">
            <text:p>1.54757E-12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formula="of:=0*POWER(10;-5)" table:style-name="ce1">
            <text:p>0</text:p>
          </table:table-cell>
          <table:table-cell table:style-name="ce1"/>
          <table:table-cell office:value-type="float" office:value="0" table:formula="of:=(0.01+0.5*SIN(PI()*2000*[.A8]))*(SIN(PI()*2000000*[.A8]))" table:style-name="ce1">
            <text:p>0</text:p>
          </table:table-cell>
          <table:table-cell office:value-type="float" office:value="0" table:formula="of:=ABS([.C8])" table:style-name="ce1">
            <text:p>0</text:p>
          </table:table-cell>
          <table:table-cell office:value-type="float" office:value="0" table:formula="of:=[.D8]/[.$D$13]" table:style-name="ce1">
            <text:p>0</text:p>
          </table:table-cell>
          <table:table-cell office:value-type="float" office:value="1.5475743603690159E-12" table:formula="of:=[.F7]+[.E8]" table:style-name="ce1">
            <text:p>1.54757E-12</text:p>
          </table:table-cell>
          <table:table-cell table:number-columns-repeated="16378" table:style-name="ce1"/>
        </table:table-row>
        <table:table-row table:style-name="ro1">
          <table:table-cell office:value-type="float" office:value="6.0000000000000006E-4" table:formula="of:=6*POWER(10;-4)" table:style-name="ce1">
            <text:p>0.0006</text:p>
          </table:table-cell>
          <table:table-cell table:style-name="ce1"/>
          <table:table-cell office:value-type="float" office:value="-7.1224718742715629E-14" table:formula="of:=(0.01+0.5*SIN(PI()*2000*[.A9]))*(SIN(PI()*2000000*[.A9]))" table:style-name="ce1">
            <text:p>-7.12247E-14</text:p>
          </table:table-cell>
          <table:table-cell office:value-type="float" office:value="7.1224718742715629E-14" table:formula="of:=ABS([.C9])" table:style-name="ce1">
            <text:p>7.12247E-14</text:p>
          </table:table-cell>
          <table:table-cell office:value-type="float" office:value="5.6842316724084616E-13" table:formula="of:=[.D9]/[.$D$13]" table:style-name="ce1">
            <text:p>5.68423E-13</text:p>
          </table:table-cell>
          <table:table-cell office:value-type="float" office:value="2.1159975276098619E-12" table:formula="of:=[.F8]+[.E9]" table:style-name="ce1">
            <text:p>2.116E-12</text:p>
          </table:table-cell>
          <table:table-cell table:number-columns-repeated="16378" table:style-name="ce1"/>
        </table:table-row>
        <table:table-row table:style-name="ro1">
          <table:table-cell office:value-type="float" office:value="4.0000000000000002E-4" table:formula="of:=4*POWER(10;-4)" table:style-name="ce1">
            <text:p>0.0004</text:p>
          </table:table-cell>
          <table:table-cell table:style-name="ce1"/>
          <table:table-cell office:value-type="float" office:value="4.7635051629881555E-15" table:formula="of:=(0.01+0.5*SIN(PI()*2000*[.A10]))*(SIN(PI()*2000000*[.A10]))" table:style-name="ce1">
            <text:p>4.76351E-15</text:p>
          </table:table-cell>
          <table:table-cell office:value-type="float" office:value="4.7635051629881555E-15" table:formula="of:=ABS([.C10])" table:style-name="ce1">
            <text:p>4.76351E-15</text:p>
          </table:table-cell>
          <table:table-cell office:value-type="float" office:value="3.8016109290579317E-14" table:formula="of:=[.D10]/[.$D$13]" table:style-name="ce1">
            <text:p>3.80161E-14</text:p>
          </table:table-cell>
          <table:table-cell office:value-type="float" office:value="2.1540136369004412E-12" table:formula="of:=[.F9]+[.E10]" table:style-name="ce1">
            <text:p>2.15401E-12</text:p>
          </table:table-cell>
          <table:table-cell table:number-columns-repeated="16378" table:style-name="ce1"/>
        </table:table-row>
        <table:table-row table:style-name="ro1">
          <table:table-cell office:value-type="float" office:value="9.3300000000000002E-4" table:formula="of:=9.33*POWER(10;-4)" table:style-name="ce1">
            <text:p>0.000933</text:p>
          </table:table-cell>
          <table:table-cell table:style-name="ce1"/>
          <table:table-cell office:value-type="float" office:value="6.5136440752645321E-14" table:formula="of:=(0.01+0.5*SIN(PI()*2000*[.A11]))*(SIN(PI()*2000000*[.A11]))" table:style-name="ce1">
            <text:p>6.51364E-14</text:p>
          </table:table-cell>
          <table:table-cell office:value-type="float" office:value="6.5136440752645321E-14" table:formula="of:=ABS([.C11])" table:style-name="ce1">
            <text:p>6.51364E-14</text:p>
          </table:table-cell>
          <table:table-cell office:value-type="float" office:value="5.1983444243787966E-13" table:formula="of:=[.D11]/[.$D$13]" table:style-name="ce1">
            <text:p>5.19834E-13</text:p>
          </table:table-cell>
          <table:table-cell office:value-type="float" office:value="2.6738480793383208E-12" table:formula="of:=[.F10]+[.E11]" table:style-name="ce1">
            <text:p>2.67385E-12</text:p>
          </table:table-cell>
          <table:table-cell table:number-columns-repeated="16378" table:style-name="ce1"/>
        </table:table-row>
        <table:table-row table:style-name="ro1">
          <table:table-cell office:value-type="float" office:value="6.6600000000000006E-5" table:formula="of:=6.66*POWER(10;-5)" table:style-name="ce1">
            <text:p>0.0000666</text:p>
          </table:table-cell>
          <table:table-cell table:style-name="ce1"/>
          <table:table-cell office:value-type="float" office:value="-0.12530227979315736" table:formula="of:=(0.01+0.5*SIN(PI()*2000*[.A12]))*(SIN(PI()*2000000*[.A12]))" table:style-name="ce1">
            <text:p>-0.12530228</text:p>
          </table:table-cell>
          <table:table-cell office:value-type="float" office:value="0.12530227979315736" table:formula="of:=ABS([.C12])" table:style-name="ce1">
            <text:p>0.12530228</text:p>
          </table:table-cell>
          <table:table-cell office:value-type="float" office:value="0.99999999999732614" table:formula="of:=[.D12]/[.$D$13]" table:style-name="ce1">
            <text:p>1</text:p>
          </table:table-cell>
          <table:table-cell office:value-type="float" office:value="1" table:formula="of:=[.F11]+[.E12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(0.01+0.5*SIN(PI()*2000*[.A13]))*(SIN(PI()*2000000*[.A13]))" table:style-name="ce1">
            <text:p>0</text:p>
          </table:table-cell>
          <table:table-cell office:value-type="float" office:value="0.1253022797934924" table:formula="of:=SUM([.D3:.D12])" table:style-name="ce1">
            <text:p>0.12530228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(0.01+0.5*SIN(PI()*2000*[.A14]))*(SIN(PI()*2000000*[.A14]))" table:style-name="ce1">
            <text:p>0</text:p>
          </table:table-cell>
          <table:table-cell table:number-columns-repeated="5" table:style-name="ce1"/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0" table:formula="of:=(0.01+0.5*SIN(PI()*2000*[.A15]))*(SIN(PI()*2000000*[.A15]))" table:style-name="ce1">
            <text:p>0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7.3300000000000004E-4" table:formula="of:=7.33*POWER(10;-4)" table:style-name="ce1">
            <text:p>0.000733</text:p>
          </table:table-cell>
          <table:table-cell table:style-name="ce1"/>
          <table:table-cell office:value-type="float" office:value="-1.6518755159331384E-13" table:formula="of:=(0.01+0.5*SIN(PI()*2000*[.A16]))*(SIN(PI()*2000000*[.A16]))" table:style-name="ce1">
            <text:p>-1.65188E-13</text:p>
          </table:table-cell>
          <table:table-cell office:value-type="float" office:value="1.6518755159331384E-13" table:formula="of:=ABS([.C16])" table:style-name="ce1">
            <text:p>1.65188E-13</text:p>
          </table:table-cell>
          <table:table-cell office:value-type="float" office:value="6.5915620955090889E-13" table:formula="of:=[.D16]/[.$D$26]" table:style-name="ce1">
            <text:p>6.59156E-13</text:p>
          </table:table-cell>
          <table:table-cell office:value-type="float" office:value="6.5915620955090889E-13" table:formula="of:=[.E16]" table:style-name="ce1">
            <text:p>6.59156E-1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office:value-type="float" office:value="4.6600000000000005E-4" table:formula="of:=4.66*POWER(10;-4)" table:style-name="ce1">
            <text:p>0.000466</text:p>
          </table:table-cell>
          <table:table-cell table:style-name="ce1"/>
          <table:table-cell office:value-type="float" office:value="-5.0031825648044474E-15" table:formula="of:=(0.01+0.5*SIN(PI()*2000*[.A17]))*(SIN(PI()*2000000*[.A17]))" table:style-name="ce1">
            <text:p>-5.00318E-15</text:p>
          </table:table-cell>
          <table:table-cell office:value-type="float" office:value="5.0031825648044474E-15" table:formula="of:=ABS([.C17])" table:style-name="ce1">
            <text:p>5.00318E-15</text:p>
          </table:table-cell>
          <table:table-cell office:value-type="float" office:value="1.9964451457134978E-14" table:formula="of:=[.D17]/[.$D$26]" table:style-name="ce1">
            <text:p>1.99645E-14</text:p>
          </table:table-cell>
          <table:table-cell office:value-type="float" office:value="6.7912066100804387E-13" table:formula="of:=[.E17]+[.F16]" table:style-name="ce1">
            <text:p>6.79121E-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.3300000000000002E-4" table:formula="of:=9.33*POWER(10;-4)" table:style-name="ce1">
            <text:p>0.000933</text:p>
          </table:table-cell>
          <table:table-cell table:style-name="ce1"/>
          <table:table-cell office:value-type="float" office:value="6.5136440752645321E-14" table:formula="of:=(0.01+0.5*SIN(PI()*2000*[.A18]))*(SIN(PI()*2000000*[.A18]))" table:style-name="ce1">
            <text:p>6.51364E-14</text:p>
          </table:table-cell>
          <table:table-cell office:value-type="float" office:value="6.5136440752645321E-14" table:formula="of:=ABS([.C18])" table:style-name="ce1">
            <text:p>6.51364E-14</text:p>
          </table:table-cell>
          <table:table-cell office:value-type="float" office:value="2.5991722121928274E-13" table:formula="of:=[.D18]/[.$D$26]" table:style-name="ce1">
            <text:p>2.59917E-13</text:p>
          </table:table-cell>
          <table:table-cell office:value-type="float" office:value="9.3903788222732661E-13" table:formula="of:=[.E18]+[.F17]" table:style-name="ce1">
            <text:p>9.39038E-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.3300000000000001E-4" table:formula="of:=1.33*POWER(10;-4)" table:style-name="ce1">
            <text:p>0.000133</text:p>
          </table:table-cell>
          <table:table-cell table:style-name="ce1"/>
          <table:table-cell office:value-type="float" office:value="-9.7059314378832583E-15" table:formula="of:=(0.01+0.5*SIN(PI()*2000*[.A19]))*(SIN(PI()*2000000*[.A19]))" table:style-name="ce1">
            <text:p>-9.70593E-15</text:p>
          </table:table-cell>
          <table:table-cell office:value-type="float" office:value="9.7059314378832583E-15" table:formula="of:=ABS([.C19])" table:style-name="ce1">
            <text:p>9.70593E-15</text:p>
          </table:table-cell>
          <table:table-cell office:value-type="float" office:value="3.873006721781986E-14" table:formula="of:=[.D19]/[.$D$26]" table:style-name="ce1">
            <text:p>3.87301E-14</text:p>
          </table:table-cell>
          <table:table-cell office:value-type="float" office:value="9.777679494451464E-13" table:formula="of:=[.E19]+[.F18]" table:style-name="ce1">
            <text:p>9.77768E-1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.6600000000000005E-4" table:formula="of:=4.66*POWER(10;-4)" table:style-name="ce1">
            <text:p>0.000466</text:p>
          </table:table-cell>
          <table:table-cell table:style-name="ce1"/>
          <table:table-cell office:value-type="float" office:value="-5.0031825648044474E-15" table:formula="of:=(0.01+0.5*SIN(PI()*2000*[.A20]))*(SIN(PI()*2000000*[.A20]))" table:style-name="ce1">
            <text:p>-5.00318E-15</text:p>
          </table:table-cell>
          <table:table-cell office:value-type="float" office:value="5.0031825648044474E-15" table:formula="of:=ABS([.C20])" table:style-name="ce1">
            <text:p>5.00318E-15</text:p>
          </table:table-cell>
          <table:table-cell office:value-type="float" office:value="1.9964451457134978E-14" table:formula="of:=[.D20]/[.$D$26]" table:style-name="ce1">
            <text:p>1.99645E-14</text:p>
          </table:table-cell>
          <table:table-cell office:value-type="float" office:value="9.9773240090228139E-13" table:formula="of:=[.E20]+[.F19]" table:style-name="ce1">
            <text:p>9.97732E-13</text:p>
          </table:table-cell>
          <table:table-cell table:number-columns-repeated="16378" table:style-name="ce1"/>
        </table:table-row>
        <table:table-row table:style-name="ro1">
          <table:table-cell office:value-type="float" office:value="6.6600000000000006E-5" table:formula="of:=6.66*POWER(10;-5)" table:style-name="ce1">
            <text:p>0.0000666</text:p>
          </table:table-cell>
          <table:table-cell table:style-name="ce1"/>
          <table:table-cell office:value-type="float" office:value="-0.12530227979315736" table:formula="of:=(0.01+0.5*SIN(PI()*2000*[.A21]))*(SIN(PI()*2000000*[.A21]))" table:style-name="ce1">
            <text:p>-0.12530228</text:p>
          </table:table-cell>
          <table:table-cell office:value-type="float" office:value="0.12530227979315736" table:formula="of:=ABS([.C21])" table:style-name="ce1">
            <text:p>0.12530228</text:p>
          </table:table-cell>
          <table:table-cell office:value-type="float" office:value="0.49999999999932276" table:formula="of:=[.D21]/[.$D$26]" table:style-name="ce1">
            <text:p>0.5</text:p>
          </table:table-cell>
          <table:table-cell office:value-type="float" office:value="0.50000000000032052" table:formula="of:=[.E21]+[.F20]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5.3300000000000005E-4" table:formula="of:=5.33*POWER(10;-4)" table:style-name="ce1">
            <text:p>0.000533</text:p>
          </table:table-cell>
          <table:table-cell table:style-name="ce1"/>
          <table:table-cell office:value-type="float" office:value="-9.6535438260397033E-15" table:formula="of:=(0.01+0.5*SIN(PI()*2000*[.A22]))*(SIN(PI()*2000000*[.A22]))" table:style-name="ce1">
            <text:p>-9.65354E-15</text:p>
          </table:table-cell>
          <table:table-cell office:value-type="float" office:value="9.6535438260397033E-15" table:formula="of:=ABS([.C22])" table:style-name="ce1">
            <text:p>9.65354E-15</text:p>
          </table:table-cell>
          <table:table-cell office:value-type="float" office:value="3.8521022290904073E-14" table:formula="of:=[.D22]/[.$D$26]" table:style-name="ce1">
            <text:p>3.8521E-14</text:p>
          </table:table-cell>
          <table:table-cell office:value-type="float" office:value="0.50000000000035905" table:formula="of:=[.E22]+[.F21]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9.3300000000000002E-4" table:formula="of:=9.33*POWER(10;-4)" table:style-name="ce1">
            <text:p>0.000933</text:p>
          </table:table-cell>
          <table:table-cell table:style-name="ce1"/>
          <table:table-cell office:value-type="float" office:value="6.5136440752645321E-14" table:formula="of:=(0.01+0.5*SIN(PI()*2000*[.A23]))*(SIN(PI()*2000000*[.A23]))" table:style-name="ce1">
            <text:p>6.51364E-14</text:p>
          </table:table-cell>
          <table:table-cell office:value-type="float" office:value="6.5136440752645321E-14" table:formula="of:=ABS([.C23])" table:style-name="ce1">
            <text:p>6.51364E-14</text:p>
          </table:table-cell>
          <table:table-cell office:value-type="float" office:value="2.5991722121928274E-13" table:formula="of:=[.D23]/[.$D$26]" table:style-name="ce1">
            <text:p>2.59917E-13</text:p>
          </table:table-cell>
          <table:table-cell office:value-type="float" office:value="0.50000000000061895" table:formula="of:=[.E23]+[.F22]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8.0000000000000004E-4" table:formula="of:=8*POWER(10;-4)" table:style-name="ce1">
            <text:p>0.0008</text:p>
          </table:table-cell>
          <table:table-cell table:style-name="ce1"/>
          <table:table-cell office:value-type="float" office:value="-1.4594274887971491E-14" table:formula="of:=(0.01+0.5*SIN(PI()*2000*[.A24]))*(SIN(PI()*2000000*[.A24]))" table:style-name="ce1">
            <text:p>-1.45943E-14</text:p>
          </table:table-cell>
          <table:table-cell office:value-type="float" office:value="1.4594274887971491E-14" table:formula="of:=ABS([.C24])" table:style-name="ce1">
            <text:p>1.45943E-14</text:p>
          </table:table-cell>
          <table:table-cell office:value-type="float" office:value="5.8236270369713979E-14" table:formula="of:=[.D24]/[.$D$26]" table:style-name="ce1">
            <text:p>5.82363E-14</text:p>
          </table:table-cell>
          <table:table-cell office:value-type="float" office:value="0.50000000000067724" table:formula="of:=[.E24]+[.F23]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6.6600000000000006E-5" table:formula="of:=6.66*POWER(10;-5)" table:style-name="ce1">
            <text:p>0.0000666</text:p>
          </table:table-cell>
          <table:table-cell table:style-name="ce1"/>
          <table:table-cell office:value-type="float" office:value="-0.12530227979315736" table:formula="of:=(0.01+0.5*SIN(PI()*2000*[.A25]))*(SIN(PI()*2000000*[.A25]))" table:style-name="ce1">
            <text:p>-0.12530228</text:p>
          </table:table-cell>
          <table:table-cell office:value-type="float" office:value="0.12530227979315736" table:formula="of:=ABS([.C25])" table:style-name="ce1">
            <text:p>0.12530228</text:p>
          </table:table-cell>
          <table:table-cell office:value-type="float" office:value="0.49999999999932276" table:formula="of:=[.D25]/[.$D$26]" table:style-name="ce1">
            <text:p>0.5</text:p>
          </table:table-cell>
          <table:table-cell office:value-type="float" office:value="1" table:formula="of:=[.E25]+[.F24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25060455958665417" table:formula="of:=SUM([.D16:.D25])" table:style-name="ce1">
            <text:p>0.2506045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.6600000000000006E-5" table:formula="of:=6.66*POWER(10;-5)" table:style-name="ce1">
            <text:p>0.0000666</text:p>
          </table:table-cell>
          <table:table-cell table:style-name="ce1"/>
          <table:table-cell office:value-type="float" office:value="-0.12530227979315736" table:formula="of:=(0.01+0.5*SIN(PI()*2000*[.A28]))*(SIN(PI()*2000000*[.A28]))" table:style-name="ce1">
            <text:p>-0.12530228</text:p>
          </table:table-cell>
          <table:table-cell office:value-type="float" office:value="0.12530227979315736" table:formula="of:=ABS([.C28])" table:style-name="ce1">
            <text:p>0.12530228</text:p>
          </table:table-cell>
          <table:table-cell office:value-type="float" office:value="0.49999999999940825" table:formula="of:=[.D28]/[.$D$38]" table:style-name="ce1">
            <text:p>0.5</text:p>
          </table:table-cell>
          <table:table-cell office:value-type="float" office:value="0.49999999999940825" table:formula="of:=[.E28]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6.6600000000000006E-5" table:formula="of:=6.66*POWER(10;-5)" table:style-name="ce1">
            <text:p>0.0000666</text:p>
          </table:table-cell>
          <table:table-cell table:style-name="ce1"/>
          <table:table-cell office:value-type="float" office:value="-0.12530227979315736" table:formula="of:=(0.01+0.5*SIN(PI()*2000*[.A29]))*(SIN(PI()*2000000*[.A29]))" table:style-name="ce1">
            <text:p>-0.12530228</text:p>
          </table:table-cell>
          <table:table-cell office:value-type="float" office:value="0.12530227979315736" table:formula="of:=ABS([.C29])" table:style-name="ce1">
            <text:p>0.12530228</text:p>
          </table:table-cell>
          <table:table-cell office:value-type="float" office:value="0.49999999999940825" table:formula="of:=[.D29]/[.$D$38]" table:style-name="ce1">
            <text:p>0.5</text:p>
          </table:table-cell>
          <table:table-cell office:value-type="float" office:value="0.9999999999988165" table:formula="of:=[.F28]+[.E29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6.0000000000000006E-4" table:formula="of:=6*POWER(10;-4)" table:style-name="ce1">
            <text:p>0.0006</text:p>
          </table:table-cell>
          <table:table-cell table:style-name="ce1"/>
          <table:table-cell office:value-type="float" office:value="-7.1224718742715629E-14" table:formula="of:=(0.01+0.5*SIN(PI()*2000*[.A30]))*(SIN(PI()*2000000*[.A30]))" table:style-name="ce1">
            <text:p>-7.12247E-14</text:p>
          </table:table-cell>
          <table:table-cell office:value-type="float" office:value="7.1224718742715629E-14" table:formula="of:=ABS([.C30])" table:style-name="ce1">
            <text:p>7.12247E-14</text:p>
          </table:table-cell>
          <table:table-cell office:value-type="float" office:value="2.8421158362084667E-13" table:formula="of:=[.D30]/[.$D$38]" table:style-name="ce1">
            <text:p>2.84212E-13</text:p>
          </table:table-cell>
          <table:table-cell office:value-type="float" office:value="0.99999999999910072" table:formula="of:=[.F29]+[.E30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2.0000000000000001E-4" table:formula="of:=2*POWER(10;-4)" table:style-name="ce1">
            <text:p>0.0002</text:p>
          </table:table-cell>
          <table:table-cell table:style-name="ce1"/>
          <table:table-cell office:value-type="float" office:value="3.8053183352821373E-15" table:formula="of:=(0.01+0.5*SIN(PI()*2000*[.A31]))*(SIN(PI()*2000000*[.A31]))" table:style-name="ce1">
            <text:p>3.80532E-15</text:p>
          </table:table-cell>
          <table:table-cell office:value-type="float" office:value="3.8053183352821373E-15" table:formula="of:=ABS([.C31])" table:style-name="ce1">
            <text:p>3.80532E-15</text:p>
          </table:table-cell>
          <table:table-cell office:value-type="float" office:value="1.5184553471649758E-14" table:formula="of:=[.D31]/[.$D$38]" table:style-name="ce1">
            <text:p>1.51846E-14</text:p>
          </table:table-cell>
          <table:table-cell office:value-type="float" office:value="0.99999999999911593" table:formula="of:=[.F30]+[.E31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E-3" table:formula="of:=1*POWER(10;-3)" table:style-name="ce1">
            <text:p>0.001</text:p>
          </table:table-cell>
          <table:table-cell table:style-name="ce1"/>
          <table:table-cell office:value-type="float" office:value="-6.4293362300737218E-15" table:formula="of:=(0.01+0.5*SIN(PI()*2000*[.A32]))*(SIN(PI()*2000000*[.A32]))" table:style-name="ce1">
            <text:p>-6.42934E-15</text:p>
          </table:table-cell>
          <table:table-cell office:value-type="float" office:value="6.4293362300737218E-15" table:formula="of:=ABS([.C32])" table:style-name="ce1">
            <text:p>6.42934E-15</text:p>
          </table:table-cell>
          <table:table-cell office:value-type="float" office:value="2.5655304279696006E-14" table:formula="of:=[.D32]/[.$D$38]" table:style-name="ce1">
            <text:p>2.56553E-14</text:p>
          </table:table-cell>
          <table:table-cell office:value-type="float" office:value="0.99999999999914158" table:formula="of:=[.F31]+[.E32]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6.0000000000000006E-4" table:formula="of:=6*POWER(10;-4)" table:style-name="ce1">
            <text:p>0.0006</text:p>
          </table:table-cell>
          <table:table-cell table:style-name="ce1"/>
          <table:table-cell office:value-type="float" office:value="-7.1224718742715629E-14" table:formula="of:=(0.01+0.5*SIN(PI()*2000*[.A33]))*(SIN(PI()*2000000*[.A33]))" table:style-name="ce1">
            <text:p>-7.12247E-14</text:p>
          </table:table-cell>
          <table:table-cell office:value-type="float" office:value="7.1224718742715629E-14" table:formula="of:=ABS([.C33])" table:style-name="ce1">
            <text:p>7.12247E-14</text:p>
          </table:table-cell>
          <table:table-cell office:value-type="float" office:value="2.8421158362084667E-13" table:formula="of:=[.D33]/[.$D$38]" table:style-name="ce1">
            <text:p>2.84212E-13</text:p>
          </table:table-cell>
          <table:table-cell office:value-type="float" office:value="0.99999999999942579" table:formula="of:=[.F32]+[.E33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.3300000000000002E-4" table:formula="of:=3.33*POWER(10;-4)" table:style-name="ce1">
            <text:p>0.000333</text:p>
          </table:table-cell>
          <table:table-cell table:style-name="ce1"/>
          <table:table-cell office:value-type="float" office:value="-5.8250774352880143E-14" table:formula="of:=(0.01+0.5*SIN(PI()*2000*[.A34]))*(SIN(PI()*2000000*[.A34]))" table:style-name="ce1">
            <text:p>-5.82508E-14</text:p>
          </table:table-cell>
          <table:table-cell office:value-type="float" office:value="5.8250774352880143E-14" table:formula="of:=ABS([.C34])" table:style-name="ce1">
            <text:p>5.82508E-14</text:p>
          </table:table-cell>
          <table:table-cell office:value-type="float" office:value="2.3244099967282567E-13" table:formula="of:=[.D34]/[.$D$38]" table:style-name="ce1">
            <text:p>2.32441E-13</text:p>
          </table:table-cell>
          <table:table-cell office:value-type="float" office:value="0.99999999999965827" table:formula="of:=[.F33]+[.E34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.0000000000000006E-4" table:formula="of:=6*POWER(10;-4)" table:style-name="ce1">
            <text:p>0.0006</text:p>
          </table:table-cell>
          <table:table-cell table:style-name="ce1"/>
          <table:table-cell office:value-type="float" office:value="-7.1224718742715629E-14" table:formula="of:=(0.01+0.5*SIN(PI()*2000*[.A35]))*(SIN(PI()*2000000*[.A35]))" table:style-name="ce1">
            <text:p>-7.12247E-14</text:p>
          </table:table-cell>
          <table:table-cell office:value-type="float" office:value="7.1224718742715629E-14" table:formula="of:=ABS([.C35])" table:style-name="ce1">
            <text:p>7.12247E-14</text:p>
          </table:table-cell>
          <table:table-cell office:value-type="float" office:value="2.8421158362084667E-13" table:formula="of:=[.D35]/[.$D$38]" table:style-name="ce1">
            <text:p>2.84212E-13</text:p>
          </table:table-cell>
          <table:table-cell office:value-type="float" office:value="0.99999999999994249" table:formula="of:=[.F34]+[.E35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.0000000000000002E-4" table:formula="of:=4*POWER(10;-4)" table:style-name="ce1">
            <text:p>0.0004</text:p>
          </table:table-cell>
          <table:table-cell table:style-name="ce1"/>
          <table:table-cell office:value-type="float" office:value="4.7635051629881555E-15" table:formula="of:=(0.01+0.5*SIN(PI()*2000*[.A36]))*(SIN(PI()*2000000*[.A36]))" table:style-name="ce1">
            <text:p>4.76351E-15</text:p>
          </table:table-cell>
          <table:table-cell office:value-type="float" office:value="4.7635051629881555E-15" table:formula="of:=ABS([.C36])" table:style-name="ce1">
            <text:p>4.76351E-15</text:p>
          </table:table-cell>
          <table:table-cell office:value-type="float" office:value="1.9008054645317985E-14" table:formula="of:=[.D36]/[.$D$38]" table:style-name="ce1">
            <text:p>1.90081E-14</text:p>
          </table:table-cell>
          <table:table-cell office:value-type="float" office:value="0.99999999999996148" table:formula="of:=[.F35]+[.E36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.3300000000000005E-4" table:formula="of:=5.33*POWER(10;-4)" table:style-name="ce1">
            <text:p>0.000533</text:p>
          </table:table-cell>
          <table:table-cell table:style-name="ce1"/>
          <table:table-cell office:value-type="float" office:value="-9.6535438260397033E-15" table:formula="of:=(0.01+0.5*SIN(PI()*2000*[.A37]))*(SIN(PI()*2000000*[.A37]))" table:style-name="ce1">
            <text:p>-9.65354E-15</text:p>
          </table:table-cell>
          <table:table-cell office:value-type="float" office:value="9.6535438260397033E-15" table:formula="of:=ABS([.C37])" table:style-name="ce1">
            <text:p>9.65354E-15</text:p>
          </table:table-cell>
          <table:table-cell office:value-type="float" office:value="3.8521022290910661E-14" table:formula="of:=[.D37]/[.$D$38]" table:style-name="ce1">
            <text:p>3.8521E-14</text:p>
          </table:table-cell>
          <table:table-cell office:value-type="float" office:value="1" table:formula="of:=[.F36]+[.E37]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0.25060455958661132" table:formula="of:=SUM([.D28:.D37])" table:style-name="ce1">
            <text:p>0.25060456</text:p>
          </table:table-cell>
          <table:table-cell table:number-columns-repeated="16380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art</dc:creator>
    <meta:creation-date>2019-03-26T14:01:24Z</meta:creation-date>
    <dc:date>2019-03-28T02:10:18Z</dc:date>
    <meta:editing-cycles>1</meta:editing-cycles>
    <meta:editing-duration>PT362S</meta:editing-duration>
  </office:meta>
</office:document-meta>
</file>